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FreeSans" svg:font-family="FreeSans" style:font-family-generic="roman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Header">
      <style:text-properties officeooo:paragraph-rsid="000631d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margin-left="0in" fo:margin-right="0in" fo:text-indent="0.5in" style:auto-text-indent="false"/>
      <style:text-properties officeooo:paragraph-rsid="000a1739"/>
    </style:style>
    <style:style style:name="P4" style:family="paragraph" style:parent-style-name="Standard">
      <style:paragraph-properties fo:margin-left="0in" fo:margin-right="0in" fo:text-indent="0.5in" style:auto-text-indent="false"/>
      <style:text-properties officeooo:paragraph-rsid="000bb8d3"/>
    </style:style>
    <style:style style:name="P5" style:family="paragraph" style:parent-style-name="Standard">
      <style:paragraph-properties fo:margin-left="0in" fo:margin-right="0in" fo:text-indent="0.5in" style:auto-text-indent="false"/>
      <style:text-properties officeooo:paragraph-rsid="000db0e8"/>
    </style:style>
    <style:style style:name="P6" style:family="paragraph" style:parent-style-name="Standard">
      <style:paragraph-properties fo:margin-left="0in" fo:margin-right="0in" fo:text-indent="0.5in" style:auto-text-indent="false"/>
      <style:text-properties officeooo:paragraph-rsid="000e6eaf"/>
    </style:style>
    <style:style style:name="P7" style:family="paragraph" style:parent-style-name="Standard">
      <style:paragraph-properties fo:margin-left="0in" fo:margin-right="0in" fo:text-indent="0.5in" style:auto-text-indent="false"/>
      <style:text-properties officeooo:paragraph-rsid="001055d5"/>
    </style:style>
    <style:style style:name="P8" style:family="paragraph" style:parent-style-name="Standard">
      <style:paragraph-properties fo:margin-left="0in" fo:margin-right="0in" fo:text-indent="0.5in" style:auto-text-indent="false"/>
      <style:text-properties officeooo:paragraph-rsid="0014e14b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color="#0047ff" officeooo:paragraph-rsid="0014e14b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officeooo:paragraph-rsid="00157930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officeooo:paragraph-rsid="0017625e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officeooo:paragraph-rsid="0018b5b9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officeooo:paragraph-rsid="001a070f"/>
    </style:style>
    <style:style style:name="P14" style:family="paragraph" style:parent-style-name="Standard">
      <style:paragraph-properties fo:margin-left="0in" fo:margin-right="0in" fo:text-indent="0.5in" style:auto-text-indent="false"/>
      <style:text-properties officeooo:paragraph-rsid="001c85fa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nsolas" officeooo:paragraph-rsid="001055d5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nsolas" fo:font-size="26pt" officeooo:paragraph-rsid="0011edd9" style:font-size-asian="26pt" style:font-size-complex="26pt"/>
    </style:style>
    <style:style style:name="P17" style:family="paragraph" style:parent-style-name="Text_20_body" style:list-style-name="L1">
      <style:text-properties officeooo:paragraph-rsid="001d7414"/>
    </style:style>
    <style:style style:name="P18" style:family="paragraph" style:parent-style-name="Text_20_body">
      <style:text-properties officeooo:paragraph-rsid="001d7414"/>
    </style:style>
    <style:style style:name="P19" style:family="paragraph" style:parent-style-name="Text_20_body">
      <style:paragraph-properties fo:margin-left="0in" fo:margin-right="0in" fo:text-indent="0.5in" style:auto-text-indent="false"/>
      <style:text-properties officeooo:paragraph-rsid="001d3b1b"/>
    </style:style>
    <style:style style:name="P20" style:family="paragraph" style:parent-style-name="Preformatted_20_Text">
      <style:text-properties style:font-name="Consolas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Consolas" officeooo:paragraph-rsid="001ce76c"/>
    </style:style>
    <style:style style:name="P22" style:family="paragraph" style:parent-style-name="Footer">
      <style:text-properties fo:font-size="8pt" officeooo:paragraph-rsid="000643cb" style:font-size-asian="8pt" style:font-size-complex="8pt"/>
    </style:style>
    <style:style style:name="P23" style:family="paragraph" style:parent-style-name="Table_20_Contents">
      <style:text-properties style:font-name="Consolas" officeooo:paragraph-rsid="001055d5"/>
    </style:style>
    <style:style style:name="P24" style:family="paragraph" style:parent-style-name="Table_20_Contents">
      <style:text-properties style:font-name="Consolas" officeooo:paragraph-rsid="001055d5" fo:background-color="#ffff00"/>
    </style:style>
    <style:style style:name="P25" style:family="paragraph" style:parent-style-name="Table_20_Contents">
      <style:text-properties style:font-name="Consolas" officeooo:paragraph-rsid="00157cdd" fo:background-color="#ffff00"/>
    </style:style>
    <style:style style:name="P26" style:family="paragraph" style:parent-style-name="Table_20_Contents">
      <style:text-properties style:font-name="Consolas" officeooo:paragraph-rsid="00157cdd"/>
    </style:style>
    <style:style style:name="P27" style:family="paragraph" style:parent-style-name="Table_20_Contents">
      <style:text-properties style:font-name="Consolas" fo:font-size="10pt" officeooo:paragraph-rsid="0019e62d" style:font-size-asian="10pt" style:font-size-complex="10pt"/>
    </style:style>
    <style:style style:name="P28" style:family="paragraph" style:parent-style-name="Table_20_Contents">
      <style:text-properties style:font-name="Consolas" fo:font-size="10pt" officeooo:paragraph-rsid="0019e62d" fo:background-color="#ffff00" style:font-size-asian="10pt" style:font-size-complex="10pt"/>
    </style:style>
    <style:style style:name="P29" style:family="paragraph" style:parent-style-name="Table_20_Contents">
      <style:text-properties style:font-name="Consolas" officeooo:paragraph-rsid="001aa7cc"/>
    </style:style>
    <style:style style:name="P30" style:family="paragraph" style:parent-style-name="Table_20_Contents">
      <style:text-properties officeooo:paragraph-rsid="001aa7cc"/>
    </style:style>
    <style:style style:name="T1" style:family="text">
      <style:text-properties officeooo:rsid="0005ded0"/>
    </style:style>
    <style:style style:name="T2" style:family="text">
      <style:text-properties officeooo:rsid="000631dd"/>
    </style:style>
    <style:style style:name="T3" style:family="text">
      <style:text-properties officeooo:rsid="000643cb"/>
    </style:style>
    <style:style style:name="T4" style:family="text">
      <style:text-properties style:font-name="Liberation Serif1" fo:font-style="normal" fo:font-weight="normal" officeooo:rsid="000643cb" style:font-style-asian="normal" style:font-weight-asian="normal"/>
    </style:style>
    <style:style style:name="T5" style:family="text">
      <style:text-properties fo:font-weight="normal" officeooo:rsid="000bb8d3" style:font-weight-asian="normal" style:font-weight-complex="normal"/>
    </style:style>
    <style:style style:name="T6" style:family="text">
      <style:text-properties fo:font-weight="normal" officeooo:rsid="000d827c" style:font-weight-asian="normal" style:font-weight-complex="normal"/>
    </style:style>
    <style:style style:name="T7" style:family="text">
      <style:text-properties fo:font-weight="normal" officeooo:rsid="000db0e8" style:font-weight-asian="normal" style:font-weight-complex="normal"/>
    </style:style>
    <style:style style:name="T8" style:family="text">
      <style:text-properties fo:font-weight="normal" officeooo:rsid="000e5366" style:font-weight-asian="normal" style:font-weight-complex="normal"/>
    </style:style>
    <style:style style:name="T9" style:family="text">
      <style:text-properties fo:font-weight="normal" officeooo:rsid="000e6eaf" style:font-weight-asian="normal" style:font-weight-complex="normal"/>
    </style:style>
    <style:style style:name="T10" style:family="text">
      <style:text-properties fo:font-weight="normal" officeooo:rsid="001055d5" style:font-weight-asian="normal" style:font-weight-complex="normal"/>
    </style:style>
    <style:style style:name="T11" style:family="text">
      <style:text-properties fo:font-weight="normal" officeooo:rsid="0013b396" style:font-weight-asian="normal" style:font-weight-complex="normal"/>
    </style:style>
    <style:style style:name="T12" style:family="text">
      <style:text-properties fo:font-weight="normal" officeooo:rsid="0014e14b" style:font-weight-asian="normal" style:font-weight-complex="normal"/>
    </style:style>
    <style:style style:name="T13" style:family="text">
      <style:text-properties fo:font-weight="normal" officeooo:rsid="00157930" style:font-weight-asian="normal" style:font-weight-complex="normal"/>
    </style:style>
    <style:style style:name="T14" style:family="text">
      <style:text-properties fo:font-weight="normal" officeooo:rsid="0017625e" style:font-weight-asian="normal" style:font-weight-complex="normal"/>
    </style:style>
    <style:style style:name="T15" style:family="text">
      <style:text-properties fo:font-weight="normal" officeooo:rsid="00178113" style:font-weight-asian="normal" style:font-weight-complex="normal"/>
    </style:style>
    <style:style style:name="T16" style:family="text">
      <style:text-properties fo:font-weight="normal" officeooo:rsid="0018b5b9" style:font-weight-asian="normal" style:font-weight-complex="normal"/>
    </style:style>
    <style:style style:name="T17" style:family="text">
      <style:text-properties fo:font-weight="normal" officeooo:rsid="00196350" style:font-weight-asian="normal" style:font-weight-complex="normal"/>
    </style:style>
    <style:style style:name="T18" style:family="text">
      <style:text-properties fo:font-weight="normal" officeooo:rsid="001a070f" style:font-weight-asian="normal" style:font-weight-complex="normal"/>
    </style:style>
    <style:style style:name="T19" style:family="text">
      <style:text-properties fo:font-weight="normal" officeooo:rsid="001c85fa" style:font-weight-asian="normal" style:font-weight-complex="normal"/>
    </style:style>
    <style:style style:name="T20" style:family="text">
      <style:text-properties fo:font-weight="normal" officeooo:rsid="001d3b1b" style:font-weight-asian="normal" style:font-weight-complex="normal"/>
    </style:style>
    <style:style style:name="T21" style:family="text">
      <style:text-properties fo:font-weight="normal" officeooo:rsid="001d7414" style:font-weight-asian="normal" style:font-weight-complex="normal"/>
    </style:style>
    <style:style style:name="T22" style:family="text">
      <style:text-properties fo:font-weight="normal" officeooo:rsid="001055d5" fo:background-color="#ffff00" style:font-weight-asian="normal" style:font-weight-complex="normal"/>
    </style:style>
    <style:style style:name="T23" style:family="text">
      <style:text-properties officeooo:rsid="000a1739"/>
    </style:style>
    <style:style style:name="T24" style:family="text">
      <style:text-properties officeooo:rsid="000bb8d3"/>
    </style:style>
    <style:style style:name="T25" style:family="text">
      <style:text-properties fo:font-weight="bold" officeooo:rsid="000bb8d3" style:font-weight-asian="bold" style:font-weight-complex="bold"/>
    </style:style>
    <style:style style:name="T26" style:family="text">
      <style:text-properties fo:font-weight="bold" officeooo:rsid="000e6eaf" style:font-weight-asian="bold" style:font-weight-complex="bold"/>
    </style:style>
    <style:style style:name="T27" style:family="text">
      <style:text-properties fo:font-weight="bold" officeooo:rsid="001055d5" style:font-weight-asian="bold" style:font-weight-complex="bold"/>
    </style:style>
    <style:style style:name="T28" style:family="text">
      <style:text-properties fo:font-weight="bold" officeooo:rsid="0014e14b" style:font-weight-asian="bold" style:font-weight-complex="bold"/>
    </style:style>
    <style:style style:name="T29" style:family="text">
      <style:text-properties fo:font-weight="bold" officeooo:rsid="00157930" style:font-weight-asian="bold" style:font-weight-complex="bold"/>
    </style:style>
    <style:style style:name="T30" style:family="text">
      <style:text-properties fo:font-weight="bold" officeooo:rsid="00196350" style:font-weight-asian="bold" style:font-weight-complex="bold"/>
    </style:style>
    <style:style style:name="T31" style:family="text">
      <style:text-properties fo:font-weight="bold" officeooo:rsid="001a070f" style:font-weight-asian="bold" style:font-weight-complex="bold"/>
    </style:style>
    <style:style style:name="T32" style:family="text">
      <style:text-properties officeooo:rsid="001055d5"/>
    </style:style>
    <style:style style:name="T33" style:family="text">
      <style:text-properties officeooo:rsid="0011edd9"/>
    </style:style>
    <style:style style:name="T34" style:family="text">
      <style:text-properties officeooo:rsid="0019e62d" fo:background-color="#ffff00"/>
    </style:style>
    <style:style style:name="T35" style:family="text">
      <style:text-properties officeooo:rsid="00157cdd"/>
    </style:style>
    <style:style style:name="T36" style:family="text">
      <style:text-properties officeooo:rsid="0019e62d"/>
    </style:style>
    <style:style style:name="T37" style:family="text">
      <style:text-properties officeooo:rsid="001aa7cc"/>
    </style:style>
    <style:style style:name="T38" style:family="text">
      <style:text-properties officeooo:rsid="001ce7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3">Sessions and Cookies</text:span></text:p>
      <text:p text:style-name="P3"><text:span text:style-name="T23"/></text:p>
      <text:p text:style-name="P3"><text:span text:style-name="T23">So far, we have only passed information between pages via a form post. <text:s/></text:span><text:span text:style-name="T24">When a form's submit button is hit, it can return to the same page, or use the </text:span><text:span text:style-name="T25">action</text:span><text:span text:style-name="T5"> attribute (within the form element) to forward the $_POST data to another webpage.</text:span></text:p>
      <text:p text:style-name="P3"><text:span text:style-name="T5"/></text:p>
      <text:p text:style-name="P4"><text:span text:style-name="T5">However, for many websites you need to move data between many pages. For example, you don't want to lose shopping cart data once you navigate away from the “Add Product” page.</text:span></text:p>
      <text:p text:style-name="P4"><text:span text:style-name="T5"/></text:p>
      <text:p text:style-name="P4"><text:span text:style-name="T5">The Web is stateless – Unless we store information via sessions, cookies, files, or databases, a state is never passed between one page and another. </text:span><text:span text:style-name="T6">This requires some creative coding to create productive websites. This isn't a challenge that most software faces.</text:span></text:p>
      <text:p text:style-name="P4"><text:span text:style-name="T6"/></text:p>
      <text:p text:style-name="P4"><text:span text:style-name="T6"/></text:p>
      <text:h text:style-name="Heading_20_1" text:outline-level="1"><text:span text:style-name="T7">Sessions</text:span></text:h>
      <text:p text:style-name="P5"><text:span text:style-name="T7">Using Sessions is a short-term way to store data. Sessions are usually cleared when the web-browser is closed or when the user logs out. </text:span><text:span text:style-name="T8">This would be good for storing a user's shopping cart for this visit to the web-page, or making sure the user stays logged-in after they fill out the login form the first time.</text:span></text:p>
      <text:p text:style-name="P5"><text:span text:style-name="T8"/></text:p>
      <text:p text:style-name="P6"><text:span text:style-name="T9">Storing data in the session is simple, the session variable, </text:span><text:span text:style-name="T26">$_SESSION</text:span><text:span text:style-name="T9"> is an associative array (aka, a key-value array) similar to $_POST and $_GET. <text:s/></text:span><text:span text:style-name="T10">You can freely assign items to this array:</text:span></text:p>
      <text:p text:style-name="P6"><text:span text:style-name="T10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T22">$_SESSION["username"]</text:span><text:span text:style-name="T10"> = $_POST["username"];</text:span></text:p>
          </table:table-cell>
        </table:table-row>
      </table:table>
      <text:p text:style-name="P7"><text:span text:style-name="T10"/></text:p>
      <text:p text:style-name="P7"><text:span text:style-name="T10"/></text:p>
      <text:p text:style-name="P7"><text:span text:style-name="T10">However, before you start storing information in the session array, you must call </text:span><text:span text:style-name="T27">session_start();</text:span><text:span text:style-name="T10"> </text:span><text:span text:style-name="T11">function </text:span><text:span text:style-name="T10">before any HTML code:</text:span></text:p>
      <text:p text:style-name="P7"><text:span text:style-name="T10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4"><text:span text:style-name="T32">&lt;? session_start(); ?&gt;</text:span></text:p>
            <text:p text:style-name="P23"><text:span text:style-name="T32">&lt;!DOCTYPE html&gt;</text:span></text:p>
            <text:p text:style-name="P23"><text:span text:style-name="T32">&lt;html&gt;</text:span></text:p>
            <text:p text:style-name="P23"><text:span text:style-name="T32"><text:tab/>&lt;head&gt;</text:span></text:p>
            <text:p text:style-name="P23"><text:span text:style-name="T32"><text:tab/><text:tab/>&lt;title&gt;Session Page 1&lt;/title&gt;</text:span></text:p>
            <text:p text:style-name="P23"><text:span text:style-name="T32"><text:tab/>&lt;/head&gt;</text:span></text:p>
            <text:p text:style-name="P23"><text:span text:style-name="T32"><text:tab/></text:span></text:p>
            <text:p text:style-name="P23"><text:span text:style-name="T32"><text:tab/>&lt;body&gt;</text:span></text:p>
            <text:p text:style-name="P23"><text:span text:style-name="T32"><text:tab/><text:tab/>…</text:span></text:p>
            <text:p text:style-name="P23"><text:span text:style-name="T32"><text:tab/>&lt;/body&gt;</text:span></text:p>
            <text:p text:style-name="P23"><text:soft-page-break/><text:span text:style-name="T32">&lt;/html&gt;</text:span></text:p>
          </table:table-cell>
        </table:table-row>
      </table:table>
      <text:p text:style-name="P7"><text:span text:style-name="T10"/></text:p>
      <text:p text:style-name="P9"><text:span text:style-name="T12">* Note that </text:span><text:span text:style-name="T28">session_start();</text:span><text:span text:style-name="T12"> needs to be called at the beginning of any page using sessions. *</text:span></text:p>
      <text:p text:style-name="P8"><text:span text:style-name="T12"/></text:p>
      <text:p text:style-name="P10"><text:span text:style-name="T13">Session information can then be accessed across various pages.</text:span></text:p>
      <text:p text:style-name="P10"><text:span text:style-name="T13"/></text:p>
      <text:p text:style-name="P10"><text:span text:style-name="T13">When you're done with the session information and want to explicitly destroy the session, you can use the </text:span><text:span text:style-name="T29">session_destroy();</text:span><text:span text:style-name="T13"> function.</text:span></text:p>
      <text:p text:style-name="P10"><text:span text:style-name="T13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6"><text:span text:style-name="T35">&lt;?</text:span></text:p>
            <text:p text:style-name="P26"><text:span text:style-name="T35">// Destroy session</text:span></text:p>
            <text:p text:style-name="P25"><text:span text:style-name="T35">session_destroy();</text:span></text:p>
            <text:p text:style-name="P26"><text:span text:style-name="T35">?&gt;</text:span></text:p>
          </table:table-cell>
        </table:table-row>
      </table:table>
      <text:p text:style-name="P10"><text:span text:style-name="T13"/></text:p>
      <text:p text:style-name="P11"><text:span text:style-name="T14">That's about all there is for sessions! You could combine file I/O to load in information into the session, or eventual database queries!</text:span></text:p>
      <text:p text:style-name="P11"><text:span text:style-name="T14"/></text:p>
      <text:h text:style-name="Heading_20_1" text:outline-level="1"><text:span text:style-name="T14">Cookies</text:span></text:h>
      <text:p text:style-name="P11"><text:span text:style-name="T14">Cookies are longer-term storage (but still temporary) that is stored on a user's local machine. <text:s/></text:span><text:span text:style-name="T15">A user can clear their cookies and history at any time, so cookies are not a good choice for long-term storage. They can be useful for improving the user's experience, however, saving data from their last visit for easier use in subsequent uses.</text:span></text:p>
      <text:p text:style-name="P11"><text:span text:style-name="T15"/></text:p>
      <text:p text:style-name="P12"><text:span text:style-name="T16">Using cookies is a little different than using sessions. <text:s/></text:span><text:span text:style-name="T17">You can store a new cookie with the </text:span><text:span text:style-name="T30">setcookie </text:span><text:span text:style-name="T17">function, which takes three arguments: cookie name, cookie value, and the expiration date.</text:span></text:p>
      <text:p text:style-name="P12"><text:span text:style-name="T17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T36">if ( isset( $_POST["save-data"] ) )</text:span></text:p>
            <text:p text:style-name="P27"><text:span text:style-name="T36">{</text:span></text:p>
            <text:p text:style-name="P27"><text:span text:style-name="T36"><text:tab/>// Name, Value, Expiration</text:span></text:p>
            <text:p text:style-name="P27"><text:span text:style-name="T36"><text:tab/>// Current time, plus a month, which we have to convert into seconds.</text:span></text:p>
            <text:p text:style-name="P27"><text:span text:style-name="T36"><text:tab/>$expirationDate = time() + ( 60 * 60 * 24 * 30 );</text:span></text:p>
            <text:p text:style-name="P27"><text:span text:style-name="T34"><text:tab/>setcookie( "mysitecookie_username", $_POST["username"], $expirationDate );</text:span></text:p>
            <text:p text:style-name="P28"><text:span text:style-name="T36"><text:tab/>setcookie( "mysitecookie_email", $_POST["email"], $expirationDate );</text:span></text:p>
            <text:p text:style-name="P27"><text:span text:style-name="T36">}</text:span></text:p>
          </table:table-cell>
        </table:table-row>
      </table:table>
      <text:p text:style-name="P12"><text:span text:style-name="T17"/></text:p>
      <text:p text:style-name="P13"><text:span text:style-name="T18">Then, to access a cookie, you just need the </text:span><text:span text:style-name="T31">$_COOKIE</text:span><text:span text:style-name="T18"> array:</text:span></text:p>
      <text:p text:style-name="P13"><text:span text:style-name="T18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span text:style-name="T37">&lt;pre&gt;</text:span></text:p>
            <text:p text:style-name="P29"><text:span text:style-name="T37"><text:tab/>&lt;? print_r( $_COOKIE ); ?&gt;</text:span></text:p>
            <text:p text:style-name="P29"><text:span text:style-name="T37">&lt;/pre&gt;</text:span></text:p>
          </table:table-cell>
        </table:table-row>
      </table:table>
      <text:p text:style-name="P13"><text:span text:style-name="T18"/></text:p>
      <text:p text:style-name="P13"><text:soft-page-break/><text:span text:style-name="T18"/></text:p>
      <text:p text:style-name="P14"><text:span text:style-name="T19">Which will result in:</text:span></text:p>
      <text:p text:style-name="P14"><text:span text:style-name="T19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0"><text:s text:c="24"/>Array</text:p>
            <text:p text:style-name="P20">(</text:p>
            <text:p text:style-name="P20"><text:s text:c="4"/>[mysitecookie_username] =&gt; asdf</text:p>
            <text:p text:style-name="P20"><text:s text:c="4"/>[mysitecookie_email] =&gt; fdsa</text:p>
            <text:p text:style-name="P20"><text:s text:c="4"/>[PHPSESSID] =&gt; c39468761b414eabbffbcdb6901b11b5</text:p>
            <text:p text:style-name="P21"><text:span text:style-name="T38">)</text:span></text:p>
          </table:table-cell>
        </table:table-row>
      </table:table>
      <text:p text:style-name="P14"><text:span text:style-name="T19"/></text:p>
      <text:p text:style-name="P14"><text:span text:style-name="T19"/></text:p>
      <text:h text:style-name="Heading_20_1" text:outline-level="1"><text:span text:style-name="T20">Other Resources</text:span></text:h>
      <text:p text:style-name="P19"><text:span text:style-name="T20">More resources to help you understand Sessions and Cookies:</text:span></text:p>
      <text:p text:style-name="P19"><text:span text:style-name="T20"/></text:p>
      <text:list xml:id="list3933743276989159008" text:style-name="L1">
        <text:list-item>
          <text:p text:style-name="P17"><text:a xlink:type="simple" xlink:href="http://www.tizag.com/phpT/phpsessions.php"><text:span text:style-name="T21">http://www.tizag.com/phpT/phpsessions.php</text:span></text:a></text:p>
        </text:list-item>
        <text:list-item>
          <text:p text:style-name="P17"><text:a xlink:type="simple" xlink:href="http://www.tizag.com/phpT/phpcookies.php"><text:span text:style-name="T21">http://www.tizag.com/phpT/phpcookies.php</text:span></text:a></text:p>
        </text:list-item>
        <text:list-item>
          <text:p text:style-name="P17"><text:a xlink:type="simple" xlink:href="http://www.w3schools.com/php/php_sessions.asp"><text:span text:style-name="T21">http://www.w3schools.com/php/php_sessions.asp</text:span></text:a></text:p>
        </text:list-item>
        <text:list-item>
          <text:p text:style-name="P17"><text:a xlink:type="simple" xlink:href="http://www.w3schools.com/php/php_cookies.asp"><text:span text:style-name="T21">http://www.w3schools.com/php/php_cookies.asp</text:span></text:a></text:p>
        </text:list-item>
      </text:list>
      <text:p text:style-name="P18"><text:span text:style-name="T21"/></text:p>
      <text:p text:style-name="P18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FreeSans" svg:font-family="FreeSans" style:font-family-generic="roman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nsola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631dd"/>
    </style:style>
    <style:style style:name="MP2" style:family="paragraph" style:parent-style-name="Footer">
      <style:text-properties fo:font-size="8pt" officeooo:paragraph-rsid="000643cb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T1" style:family="text">
      <style:text-properties officeooo:rsid="000631dd"/>
    </style:style>
    <style:style style:name="MT2" style:family="text">
      <style:text-properties officeooo:rsid="0005ded0"/>
    </style:style>
    <style:style style:name="MT3" style:family="text">
      <style:text-properties officeooo:rsid="000643cb"/>
    </style:style>
    <style:style style:name="MT4" style:family="text">
      <style:text-properties style:font-name="Liberation Serif1" fo:font-style="normal" fo:font-weight="normal" officeooo:rsid="000643cb" style:font-style-asian="normal" style:font-weight-asian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/IT 490 WD Web Development</text:span><text:tab/><text:tab/><text:span text:style-name="MT2">Page </text:span><text:span text:style-name="MT2"><text:page-number text:select-page="current">3</text:page-number></text:span><text:span text:style-name="MT2"> of </text:span><text:span text:style-name="MT2"><text:page-count>3</text:page-count></text:span></text:p>
        <text:p text:style-name="MP1"><text:span text:style-name="MT1">Sessions and Cookies lecture</text:span></text:p>
      </style:header>
      <style:footer>
        <text:p text:style-name="MP2"><text:span text:style-name="MT3">Last edited 2013-10-15<text:tab/><text:tab/></text:span></text:p>
        <text:p text:style-name="MP3"><text:span text:style-name="MT4">Written by Rachel J. Morris, Creative Commons Attribution-NonCommercial-ShareAlike 3.0 Unported Licens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01:12:26.21</meta:creation-date>
    <dc:title>Page Numbers</dc:title>
    <meta:editing-duration>PT23M40S</meta:editing-duration>
    <meta:editing-cycles>29</meta:editing-cycles>
    <meta:generator>LibreOffice/4.0.5.2$Windows_x86 LibreOffice_project/5464147a081647a250913f19c0715bca595af2f</meta:generator>
    <dc:date>2013-10-15T01:36:55.47</dc:date>
    <meta:document-statistic meta:table-count="6" meta:image-count="0" meta:object-count="0" meta:page-count="3" meta:paragraph-count="60" meta:word-count="539" meta:character-count="3547" meta:non-whitespace-character-count="3012"/>
    <meta:template xlink:type="simple" xlink:actuate="onRequest" xlink:title="Page Numbers" xlink:href="../../../../../../../../../Users/moosader/AppData/Roaming/LibreOffice/4/user/template/Page%20Numbers.ott" meta:date="2013-10-15T01:12:26.09"/>
  </office:meta>
</office:document-meta>
</file>